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6M10S" calcext:value-type="time">
            <text:p>19:56:1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6M17S" calcext:value-type="time">
            <text:p>19:56:17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6M33S" calcext:value-type="time">
            <text:p>19:56:3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6M49S" calcext:value-type="time">
            <text:p>19:56:49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7M02S" calcext:value-type="time">
            <text:p>19:57:0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6M14S" calcext:value-type="time">
            <text:p>19:56:1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6M23S" calcext:value-type="time">
            <text:p>19:56:23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6M37S" calcext:value-type="time">
            <text:p>19:56:3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6M57S" calcext:value-type="time">
            <text:p>19:56:5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08S" calcext:value-type="time">
            <text:p>19:56:0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08S" calcext:value-type="time">
            <text:p>19:56:0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15S" calcext:value-type="time">
            <text:p>19:56:1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16S" calcext:value-type="time">
            <text:p>19:56:1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17S" calcext:value-type="time">
            <text:p>19:56:1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19S" calcext:value-type="time">
            <text:p>19:56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24S" calcext:value-type="time">
            <text:p>19:56:2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1S" calcext:value-type="time">
            <text:p>19:56:3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3S" calcext:value-type="time">
            <text:p>19:56:3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5S" calcext:value-type="time">
            <text:p>19:56:3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6S" calcext:value-type="time">
            <text:p>19:56:3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6S" calcext:value-type="time">
            <text:p>19:56:3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37S" calcext:value-type="time">
            <text:p>19:56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1S" calcext:value-type="time">
            <text:p>19:56:4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1S" calcext:value-type="time">
            <text:p>19:56: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2S" calcext:value-type="time">
            <text:p>19:56:4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2S" calcext:value-type="time">
            <text:p>19:56:4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3S" calcext:value-type="time">
            <text:p>19:56: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45S" calcext:value-type="time">
            <text:p>19:56:4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50S" calcext:value-type="time">
            <text:p>19:56: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55S" calcext:value-type="time">
            <text:p>19:56:5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6M56S" calcext:value-type="time">
            <text:p>19:56:5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7M02S" calcext:value-type="time">
            <text:p>19:57:0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7M04S" calcext:value-type="time">
            <text:p>19:57:0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03S" calcext:value-type="time">
            <text:p>19:56:0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08S" calcext:value-type="time">
            <text:p>19:56:0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09S" calcext:value-type="time">
            <text:p>19:56:0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0S" calcext:value-type="time">
            <text:p>19:56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2S" calcext:value-type="time">
            <text:p>19:56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4S" calcext:value-type="time">
            <text:p>19:56: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4S" calcext:value-type="time">
            <text:p>19:56:1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7S" calcext:value-type="time">
            <text:p>19:56:1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19S" calcext:value-type="time">
            <text:p>19:56:1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1S" calcext:value-type="time">
            <text:p>19:56:2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1S" calcext:value-type="time">
            <text:p>19:56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1S" calcext:value-type="time">
            <text:p>19:56:2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1S" calcext:value-type="time">
            <text:p>19:56:2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2S" calcext:value-type="time">
            <text:p>19:56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5S" calcext:value-type="time">
            <text:p>19:56: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6S" calcext:value-type="time">
            <text:p>19:56: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29S" calcext:value-type="time">
            <text:p>19:56: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34S" calcext:value-type="time">
            <text:p>19:56:3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34S" calcext:value-type="time">
            <text:p>19:56:3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35S" calcext:value-type="time">
            <text:p>19:56:3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35S" calcext:value-type="time">
            <text:p>19:56:3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40S" calcext:value-type="time">
            <text:p>19:56:4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41S" calcext:value-type="time">
            <text:p>19:56:4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42S" calcext:value-type="time">
            <text:p>19:56: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45S" calcext:value-type="time">
            <text:p>19:56:4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46S" calcext:value-type="time">
            <text:p>19:56:4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1S" calcext:value-type="time">
            <text:p>19:56: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4S" calcext:value-type="time">
            <text:p>19:56:5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5S" calcext:value-type="time">
            <text:p>19:56:5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5S" calcext:value-type="time">
            <text:p>19:56:5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8S" calcext:value-type="time">
            <text:p>19:56:5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8S" calcext:value-type="time">
            <text:p>19:56:5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8S" calcext:value-type="time">
            <text:p>19:56:5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6M58S" calcext:value-type="time">
            <text:p>19:56:5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time" office:time-value="PT19H57M04S" calcext:value-type="time">
            <text:p>19:57:0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table:style-name="Default"/>
          <table:table-cell table:style-name="ce4"/>
          <table:table-cell table:style-name="ce5"/>
        </table:table-row>
        <table:table-row table:style-name="ro1">
          <table:table-cell table:style-name="Default"/>
          <table:table-cell table:style-name="ce4"/>
          <table:table-cell table:style-name="ce5"/>
        </table:table-row>
      </table:table>
      <table:named-expressions/>
      <table:database-ranges>
        <table:database-range table:name="__Anonymous_Sheet_DB__0" table:target-range-address="Sheet1.A2:Sheet1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9:38.95547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9:28:53.675358927</meta:creation-date>
    <meta:generator>LibreOffice/6.0.7.3$Linux_X86_64 LibreOffice_project/00m0$Build-3</meta:generator>
    <dc:date>2019-12-16T19:32:52.358561692</dc:date>
    <meta:editing-duration>PT3M11S</meta:editing-duration>
    <meta:editing-cycles>3</meta:editing-cycles>
    <meta:document-statistic meta:table-count="1" meta:cell-count="207" meta:object-count="0"/>
  </office:meta>
</office:document-meta>
</file>